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02bdeb"/>
    </style:style>
    <style:style style:name="P3" style:family="paragraph" style:parent-style-name="Text_20_body">
      <style:text-properties fo:color="#ce181e" fo:font-size="18pt" officeooo:paragraph-rsid="0002bdeb" style:font-size-asian="18pt" style:font-size-complex="18pt"/>
    </style:style>
    <style:style style:name="P4" style:family="paragraph" style:parent-style-name="Text_20_body">
      <style:text-properties fo:font-size="18pt" style:font-size-asian="18pt" style:font-size-complex="18pt"/>
    </style:style>
    <style:style style:name="P5" style:family="paragraph" style:parent-style-name="Text_20_body">
      <style:text-properties fo:font-size="18pt" officeooo:paragraph-rsid="0002bdeb" style:font-size-asian="18pt" style:font-size-complex="18pt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  <style:text-properties fo:font-size="18pt" style:font-size-asian="18pt" style:font-size-complex="18pt"/>
    </style:style>
    <style:style style:name="P8" style:family="paragraph" style:parent-style-name="Preformatted_20_Text">
      <style:paragraph-properties fo:margin-top="0cm" fo:margin-bottom="0.499cm" loext:contextual-spacing="false"/>
      <style:text-properties fo:font-size="18pt" officeooo:paragraph-rsid="0002bdeb" style:font-size-asian="18pt" style:font-size-complex="18pt"/>
    </style:style>
    <style:style style:name="T1" style:family="text">
      <style:text-properties officeooo:rsid="0002bdeb"/>
    </style:style>
    <style:style style:name="T2" style:family="text">
      <style:text-properties fo:color="#ce181e"/>
    </style:style>
    <style:style style:name="T3" style:family="text">
      <style:text-properties fo:color="#ce181e" officeooo:rsid="0002bdeb"/>
    </style:style>
    <style:style style:name="T4" style:family="text">
      <style:text-properties fo:color="#ce181e" fo:font-size="16pt" style:font-size-asian="16pt" style:font-size-complex="16pt"/>
    </style:style>
    <style:style style:name="T5" style:family="text">
      <style:text-properties fo:color="#ce181e" fo:font-size="16pt" officeooo:rsid="0002bdeb" style:font-size-asian="16pt" style:font-size-complex="16pt"/>
    </style:style>
    <style:style style:name="T6" style:family="text">
      <style:text-properties fo:color="#ce181e" fo:font-size="18pt" style:font-size-asian="18pt" style:font-size-complex="18pt"/>
    </style:style>
    <style:style style:name="T7" style:family="text">
      <style:text-properties fo:color="#ce181e" fo:font-size="18pt" officeooo:rsid="0002bdeb" style:font-size-asian="18pt" style:font-size-complex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8pt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</text:span> How are strings represented in C?</text:p>
      <text:p text:style-name="P5"><text:s/>A: In C, strings are represented as arrays of characters terminated by a null character ('\0'). For example:</text:p>
      <text:p text:style-name="P7">java</text:p>
      <text:p text:style-name="P1"><text:span text:style-name="Source_20_Text"><text:span text:style-name="T6">char myString[6] = {'H', 'e', 'l', 'l', 'o', '\0'};</text:span></text:span></text:p>
      <text:p text:style-name="P3"><text:span text:style-name="T1">2.</text:span> How do you declare a string in C?</text:p>
      <text:p text:style-name="P5">A: A string in C can be declared using an array of characters with enough space to hold the string and the null character. For example:</text:p>
      <text:p text:style-name="P7">java</text:p>
      <text:p text:style-name="P1"><text:span text:style-name="Source_20_Text"><text:span text:style-name="T9">char myString[6] = {'H', 'e', 'l', 'l', 'o', '\0'};</text:span></text:span></text:p>
      <text:p text:style-name="P4">or</text:p>
      <text:p text:style-name="P7">java</text:p>
      <text:p text:style-name="P2"><text:span text:style-name="Source_20_Text"><text:span text:style-name="T9">char myString[] = "Hello";</text:span></text:span></text:p>
      <text:p text:style-name="P2"><text:span text:style-name="Source_20_Text"><text:span text:style-name="T7">3.</text:span></text:span><text:span text:style-name="T6"> How do you print a string in C? </text:span></text:p>
      <text:p text:style-name="P8">A: A string in C can be printed using the printf() function with the %s format specifier. For example:</text:p>
      <text:p text:style-name="P7">c</text:p>
      <text:p text:style-name="Preformatted_20_Text"><text:span text:style-name="Source_20_Text"><text:span text:style-name="T9">char myString[] = "Hello";</text:span></text:span></text:p>
      <text:p text:style-name="P1"><text:span text:style-name="Source_20_Text"><text:span text:style-name="T9">printf("%s", myString);</text:span></text:span></text:p>
      <text:p text:style-name="P3"><text:span text:style-name="T1">4.</text:span> How do you concatenate two strings in C?</text:p>
      <text:p text:style-name="P5"><text:soft-page-break/>A: Two strings in C can be concatenated using the strcat() function. For example:</text:p>
      <text:p text:style-name="P7">scss</text:p>
      <text:p text:style-name="Preformatted_20_Text"><text:span text:style-name="Source_20_Text"><text:span text:style-name="T9">char str1[6] = "Hello";</text:span></text:span></text:p>
      <text:p text:style-name="Preformatted_20_Text"><text:span text:style-name="Source_20_Text"><text:span text:style-name="T9">char str2[7] = " world";</text:span></text:span></text:p>
      <text:p text:style-name="P1"><text:span text:style-name="Source_20_Text"><text:span text:style-name="T9">strcat(str1, str2); // str1 now contains "Hello world"</text:span></text:span></text:p>
      <text:p text:style-name="P3"><text:span text:style-name="T1">5.</text:span>How do you compare two strings in C?</text:p>
      <text:p text:style-name="P5"><text:s/>A: Two strings in C can be compared using the strcmp() function. It returns 0 if the strings are equal, a negative value if the first string is less than the second, and a positive value if the first string is greater than the second. For example:</text:p>
      <text:p text:style-name="P7">sql</text:p>
      <text:p text:style-name="Preformatted_20_Text"><text:span text:style-name="Source_20_Text"><text:span text:style-name="T9">char str1[] = "apple";</text:span></text:span></text:p>
      <text:p text:style-name="Preformatted_20_Text"><text:span text:style-name="Source_20_Text"><text:span text:style-name="T9">char str2[] = "banana";</text:span></text:span></text:p>
      <text:p text:style-name="P1"><text:span text:style-name="Source_20_Text"><text:span text:style-name="T9">int result = strcmp(str1, str2); // result is negative because "apple" &lt; "banana"</text:span></text:span></text:p>
      <text:p text:style-name="P3"><text:span text:style-name="T1">6.</text:span> How do you find the length of a string in C?</text:p>
      <text:p text:style-name="P5"><text:s/>A: The length of a string in C can be found using the strlen() function. For example:</text:p>
      <text:p text:style-name="P7">c</text:p>
      <text:p text:style-name="Preformatted_20_Text"><text:span text:style-name="Source_20_Text"><text:span text:style-name="T9">char myString[] = "Hello";</text:span></text:span></text:p>
      <text:p text:style-name="P1"><text:span text:style-name="Source_20_Text"><text:span text:style-name="T9">int length = strlen(myString); // length is 5</text:span></text:span></text:p>
      <text:p text:style-name="P3"><text:span text:style-name="T1">7.</text:span> How do you copy a string in C?</text:p>
      <text:p text:style-name="P5">A: A string in C can be copied using the strcpy() function. For example:</text:p>
      <text:p text:style-name="P7"><text:soft-page-break/>scss</text:p>
      <text:p text:style-name="Preformatted_20_Text"><text:span text:style-name="Source_20_Text"><text:span text:style-name="T9">char source[] = "Hello";</text:span></text:span></text:p>
      <text:p text:style-name="Preformatted_20_Text"><text:span text:style-name="Source_20_Text"><text:span text:style-name="T9">char destination[6];</text:span></text:span></text:p>
      <text:p text:style-name="P1"><text:span text:style-name="Source_20_Text"><text:span text:style-name="T9">strcpy(destination, source); // destination now contains "Hello"</text:span></text:span></text:p>
      <text:p text:style-name="P4"/>
      <text:p text:style-name="P3"><text:span text:style-name="T1">8.</text:span>How do you convert a string to an integer in C? </text:p>
      <text:p text:style-name="P5">A: A string can be converted to an integer in C using the atoi() function. For example:</text:p>
      <text:p text:style-name="P7">scss</text:p>
      <text:p text:style-name="Preformatted_20_Text"><text:span text:style-name="Source_20_Text"><text:span text:style-name="T9">char myString[] = "123";</text:span></text:span></text:p>
      <text:p text:style-name="P1"><text:span text:style-name="Source_20_Text"><text:span text:style-name="T9">int myInt = atoi(myString); // myInt is 123</text:span></text:span></text:p>
      <text:p text:style-name="P3"><text:span text:style-name="T1">9.</text:span>How do you convert an integer to a string in C? </text:p>
      <text:p text:style-name="P5">A: An integer can be converted to a string in C using the sprintf() function. For example:</text:p>
      <text:p text:style-name="P7">perl</text:p>
      <text:p text:style-name="Preformatted_20_Text"><text:span text:style-name="Source_20_Text"><text:span text:style-name="T9">int myInt = 123;</text:span></text:span></text:p>
      <text:p text:style-name="Preformatted_20_Text"><text:span text:style-name="Source_20_Text"><text:span text:style-name="T9">char myString[4];</text:span></text:span></text:p>
      <text:p text:style-name="P1"><text:span text:style-name="Source_20_Text"><text:span text:style-name="T9">sprintf(myString, "%d", myInt); // myString now contains "123"</text:span></text:span></text:p>
      <text:p text:style-name="P3"><text:span text:style-name="T1">10. </text:span>How do you find the first occurrence of a character in a string in C?</text:p>
      <text:p text:style-name="P5">A: The first occurrence of a character in a string can be found using the strchr() function. It returns a pointer to the first occurrence of the character, or NULL if the character is not found. For example:</text:p>
      <text:p text:style-name="P7"><text:soft-page-break/>sql</text:p>
      <text:p text:style-name="Preformatted_20_Text"><text:span text:style-name="Source_20_Text"><text:span text:style-name="T9">char myString[] = "Hello";</text:span></text:span></text:p>
      <text:p text:style-name="P1"><text:span text:style-name="Source_20_Text"><text:span text:style-name="T9">char *result = strchr(myString, 'l'); // result points to the first 'l' in "Hello"</text:span></text:span></text:p>
      <text:p text:style-name="P3"><text:span text:style-name="T1">12. </text:span>How do you convert a string to uppercase in C?</text:p>
      <text:p text:style-name="P5">A: A string can be converted to uppercase in C using the toupper() function and a loop to iterate through the characters in the string. For example:</text:p>
      <text:p text:style-name="P7">scss</text:p>
      <text:p text:style-name="Preformatted_20_Text"><text:span text:style-name="Source_20_Text"><text:span text:style-name="T9">char myString[] = "Hello";</text:span></text:span></text:p>
      <text:p text:style-name="Preformatted_20_Text"><text:span text:style-name="Source_20_Text"><text:span text:style-name="T9">for (int i = 0; i &lt; strlen(myString); i++) {</text:span></text:span></text:p>
      <text:p text:style-name="Preformatted_20_Text"><text:span text:style-name="Source_20_Text"><text:span text:style-name="T9"><text:s text:c="4"/>myString[i] = toupper(myString[i]);</text:span></text:span></text:p>
      <text:p text:style-name="Preformatted_20_Text"><text:span text:style-name="Source_20_Text"><text:span text:style-name="T9">}</text:span></text:span></text:p>
      <text:p text:style-name="Preformatted_20_Text"><text:span text:style-name="Source_20_Text"><text:span text:style-name="T9">char myString[] = "Hello";</text:span></text:span></text:p>
      <text:p text:style-name="Preformatted_20_Text"><text:span text:style-name="Source_20_Text"><text:span text:style-name="T9">int length = strlen(myString);</text:span></text:span></text:p>
      <text:p text:style-name="Preformatted_20_Text"><text:span text:style-name="Source_20_Text"><text:span text:style-name="T9">for (int i = 0; i &lt; length / 2; i++) {</text:span></text:span></text:p>
      <text:p text:style-name="Preformatted_20_Text"><text:span text:style-name="Source_20_Text"><text:span text:style-name="T9"><text:s text:c="4"/>char temp = myString[i];</text:span></text:span></text:p>
      <text:p text:style-name="Preformatted_20_Text"><text:span text:style-name="Source_20_Text"><text:span text:style-name="T9"><text:s text:c="4"/>myString[i] = myString[length - 1 - i];</text:span></text:span></text:p>
      <text:p text:style-name="Preformatted_20_Text"><text:span text:style-name="Source_20_Text"><text:span text:style-name="T9"><text:s text:c="4"/>myString[length - 1 - i] = temp;</text:span></text:span></text:p>
      <text:p text:style-name="Preformatted_20_Text"><text:span text:style-name="Source_20_Text"><text:span text:style-name="T9">}</text:span></text:span></text:p>
      <text:p text:style-name="P1"><text:span text:style-name="Source_20_Text"><text:span text:style-name="T9">// myString now contains "olleH"</text:span></text:span></text:p>
      <text:p text:style-name="Preformatted_20_Text"><text:span text:style-name="Source_20_Text"><text:span text:style-name="T9"/></text:span></text:p>
      <text:p text:style-name="P1"><text:span text:style-name="Source_20_Text"><text:span text:style-name="T9">// myString now contains "HELLO"</text:span></text:span></text:p>
      <text:p text:style-name="P3"><text:span text:style-name="T1">12.</text:span>How do you reverse a string in C?</text:p>
      <text:p text:style-name="P5"><text:s/>A: A string can be reversed in C <text:span text:style-name="T3">12.</text:span><text:span text:style-name="T2">How do you reverse a string in C?</text:span>using a loop to swap the first and last characters, then the second and second-to-last characters, and so on until the middle of the string is reached. For example:</text:p>
      <text:p text:style-name="P7">scss</text:p>
      <text:p text:style-name="Preformatted_20_Text"><text:soft-page-break/><text:span text:style-name="Source_20_Text"><text:span text:style-name="T9">char myString[] = "Hello";</text:span></text:span></text:p>
      <text:p text:style-name="Preformatted_20_Text"><text:span text:style-name="Source_20_Text"><text:span text:style-name="T9">int length = strlen(myString);</text:span></text:span></text:p>
      <text:p text:style-name="Preformatted_20_Text"><text:span text:style-name="Source_20_Text"><text:span text:style-name="T9">for (int i = 0; i &lt; length / 2; i++) {</text:span></text:span></text:p>
      <text:p text:style-name="Preformatted_20_Text"><text:span text:style-name="Source_20_Text"><text:span text:style-name="T9"><text:s text:c="4"/>char temp = myString[i];</text:span></text:span></text:p>
      <text:p text:style-name="Preformatted_20_Text"><text:span text:style-name="Source_20_Text"><text:span text:style-name="T9"><text:s text:c="4"/>myString[i] = myString[length - 1 - i];</text:span></text:span></text:p>
      <text:p text:style-name="Preformatted_20_Text"><text:span text:style-name="Source_20_Text"><text:span text:style-name="T9"><text:s text:c="4"/>myString[length - 1 - i] = temp;</text:span></text:span></text:p>
      <text:p text:style-name="Preformatted_20_Text"><text:span text:style-name="Source_20_Text"><text:span text:style-name="T9">}</text:span></text:span></text:p>
      <text:p text:style-name="P1"><text:span text:style-name="Source_20_Text"><text:span text:style-name="T9">// myString now contains "olleH"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9T11:36:32.977519056</meta:creation-date>
    <dc:date>2023-03-09T12:12:18.391645800</dc:date>
    <meta:editing-duration>PT29M1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5" meta:paragraph-count="82" meta:word-count="678" meta:character-count="3635" meta:non-whitespace-character-count="3004"/>
  </office:meta>
</office:document-meta>
</file>